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>
      <style:text-properties fo:color="#ff0000" fo:font-size="16pt" fo:font-weight="bold" style:font-size-asian="16pt" style:font-weight-asian="bold" style:font-size-complex="16pt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fo:font-size="16pt" style:font-size-asian="16pt" style:font-size-complex="16pt"/>
    </style:style>
    <style:style style:name="P5" style:family="paragraph" style:parent-style-name="List_20_Paragraph">
      <style:paragraph-properties fo:margin-left="1in" fo:margin-right="0in" fo:text-indent="0in" style:auto-text-indent="false"/>
    </style:style>
    <style:style style:name="P6" style:family="paragraph" style:parent-style-name="List_20_Paragraph">
      <style:paragraph-properties fo:margin-left="1in" fo:margin-right="0in" fo:text-indent="0in" style:auto-text-indent="false"/>
      <style:text-properties fo:color="#ff0000" fo:font-size="16pt" fo:font-weight="bold" style:font-size-asian="16pt" style:font-weight-asian="bold" style:font-size-complex="16pt"/>
    </style:style>
    <style:style style:name="P7" style:family="paragraph" style:parent-style-name="List_20_Paragraph">
      <style:paragraph-properties fo:margin-left="1in" fo:margin-right="0in" fo:text-indent="0in" style:auto-text-indent="false"/>
      <style:text-properties fo:font-size="16pt" style:font-size-asian="16pt" style:font-size-complex="16pt"/>
    </style:style>
    <style:style style:name="P8" style:family="paragraph" style:parent-style-name="List_20_Paragraph">
      <style:paragraph-properties fo:margin-left="1.5in" fo:margin-right="0in" fo:text-indent="0in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0000"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rview Question ALM</text:span></text:p>
      <text:p text:style-name="P6"/>
      <text:p text:style-name="P6"/>
      <text:p text:style-name="P6"/>
      <text:list xml:id="list1496306428613182791" text:style-name="WWNum1">
        <text:list-item>
          <text:p text:style-name="P3"><text:span text:style-name="T2"><text:s/>What is Quality Assurance (QA)</text:span></text:p>
        </text:list-item>
      </text:list>
      <text:p text:style-name="P5"><text:span text:style-name="T1">Process to determine whether the product meet customer expectation </text:span></text:p>
      <text:list xml:id="list37296170" text:continue-numbering="true" text:style-name="WWNum1">
        <text:list-item>
          <text:p text:style-name="P3"><text:span text:style-name="T2"><text:s/>What is Quality Control(QC)</text:span></text:p>
        </text:list-item>
      </text:list>
      <text:p text:style-name="P5"><text:span text:style-name="T1">The Operational technique and the activities used to fulfill and verify requirements of Quality.</text:span></text:p>
      <text:p text:style-name="P5"><text:span text:style-name="T1">QA is Process Oriented.</text:span></text:p>
      <text:p text:style-name="P5"><text:span text:style-name="T1">QC is Product Oriented.</text:span></text:p>
      <text:list xml:id="list37286228" text:continue-numbering="true" text:style-name="WWNum1">
        <text:list-item>
          <text:p text:style-name="P3"><text:span text:style-name="T2"><text:s/>What is Quality Management?</text:span></text:p>
        </text:list-item>
      </text:list>
      <text:p text:style-name="P5"><text:span text:style-name="T1">The aspect of overall management function that determine and implement the quality policy.</text:span><text:span text:style-name="T2"> </text:span></text:p>
      <text:list xml:id="list37277594" text:continue-numbering="true" text:style-name="WWNum1">
        <text:list-item>
          <text:p text:style-name="P3"><text:span text:style-name="T2"><text:s/>What is Bug?</text:span></text:p>
        </text:list-item>
      </text:list>
      <text:p text:style-name="P5"><text:span text:style-name="T1">A fault in a program which causes the program to perform in an unintended or unanticipated manner. </text:span></text:p>
      <text:list xml:id="list37300588" text:continue-numbering="true" text:style-name="WWNum1">
        <text:list-item>
          <text:p text:style-name="P3"><text:span text:style-name="T2"><text:s/>What is an issue?</text:span></text:p>
        </text:list-item>
      </text:list>
      <text:p text:style-name="P5"><text:span text:style-name="T1">Functional problem within the software.</text:span></text:p>
      <text:list xml:id="list37283896" text:continue-numbering="true" text:style-name="WWNum1">
        <text:list-item>
          <text:p text:style-name="P3"><text:span text:style-name="T2"><text:s/>What is Defect?</text:span></text:p>
        </text:list-item>
      </text:list>
      <text:p text:style-name="P5"><text:soft-page-break/><text:span text:style-name="T1">Software misses some features or function from what is required.</text:span></text:p>
      <text:list xml:id="list37292157" text:continue-numbering="true" text:style-name="WWNum1">
        <text:list-item>
          <text:p text:style-name="P3"><text:span text:style-name="T2"><text:s/>What is Test Plan, Test report, Test cases, Test scenario?</text:span></text:p>
        </text:list-item>
      </text:list>
      <text:p text:style-name="P5"><text:span text:style-name="T2"><text:s/></text:span></text:p>
      <text:p text:style-name="P5"><text:span text:style-name="T1">Test <text:s/>Plan: It’s a document describing testing Scope and activities.</text:span></text:p>
      <text:p text:style-name="P5"><text:span text:style-name="T1">Test Report:- Test Report is a document contain <text:s/>a summary of Test activities and final test Result. An assessment to see how well the testing <text:s/>performed.</text:span></text:p>
      <text:p text:style-name="P5"><text:span text:style-name="T1">Test Case:- Is a Document which contain set of Test data, precondition, Expected Result, Post condition, developed for a particular test or scenario in order to verify compliance against specific requirement.</text:span></text:p>
      <text:p text:style-name="P5"><text:span text:style-name="T1">Test Scenario:- Is nothing but Test Procedure. Can contain on or more test cases.</text:span></text:p>
      <text:p text:style-name="P5"><text:span text:style-name="T1">Test Scenario is What to be Tested and Test Case is How to be Tested.</text:span></text:p>
      <text:list xml:id="list37293408" text:continue-numbering="true" text:style-name="WWNum1">
        <text:list-item>
          <text:p text:style-name="P3"><text:span text:style-name="T2">What do you include in your Test case? </text:span></text:p>
        </text:list-item>
      </text:list>
      <text:p text:style-name="P5"><text:span text:style-name="T1">Scope of the project.</text:span></text:p>
      <text:p text:style-name="P5"><text:span text:style-name="T1">Features to be Tested.</text:span></text:p>
      <text:p text:style-name="P5"><text:span text:style-name="T1">Features not to be Tested.</text:span></text:p>
      <text:p text:style-name="P5"><text:span text:style-name="T1">Resource Allocation.</text:span></text:p>
      <text:p text:style-name="P5"><text:span text:style-name="T1">Time Allocation.</text:span></text:p>
      <text:p text:style-name="P5"><text:soft-page-break/><text:span text:style-name="T1">Entrance Criteria.</text:span></text:p>
      <text:p text:style-name="P5"><text:span text:style-name="T1">Exit criteria.</text:span></text:p>
      <text:p text:style-name="P5"><text:span text:style-name="T1">Assumption.</text:span></text:p>
      <text:p text:style-name="P5"><text:span text:style-name="T1">Risk.</text:span></text:p>
      <text:p text:style-name="P5"><text:span text:style-name="T1">Roles and Responsiblities</text:span></text:p>
      <text:list xml:id="list37296800" text:continue-numbering="true" text:style-name="WWNum1">
        <text:list-item>
          <text:p text:style-name="P3"><text:span text:style-name="T2"><text:s/>What is Bug Tracking Tool?</text:span></text:p>
        </text:list-item>
      </text:list>
      <text:p text:style-name="P5"><text:span text:style-name="T1">Application that is design to help QA and Developers keep track of software reported Bug.</text:span></text:p>
      <text:p text:style-name="P5"><text:span text:style-name="T1">Quality Center, Quick Bugs, Bugzilla,</text:span></text:p>
      <text:list xml:id="list37288037" text:continue-numbering="true" text:style-name="WWNum1">
        <text:list-item>
          <text:p text:style-name="P3"><text:span text:style-name="T2">What are different type of Automation Tool?</text:span></text:p>
        </text:list-item>
      </text:list>
      <text:p text:style-name="P5"><text:span text:style-name="T1">UFT, Selenium</text:span><text:span text:style-name="T2"> </text:span></text:p>
      <text:list xml:id="list37290753" text:continue-numbering="true" text:style-name="WWNum1">
        <text:list-item>
          <text:p text:style-name="P3"><text:span text:style-name="T2"><text:s/>How do you Assign a Defect.</text:span></text:p>
        </text:list-item>
        <text:list-item>
          <text:p text:style-name="P3"><text:span text:style-name="T2">How do you Assign Defect Severity?</text:span></text:p>
        </text:list-item>
      </text:list>
      <text:p text:style-name="P5"><text:span text:style-name="T1">Based on How Critical the Issue is.</text:span></text:p>
      <text:p text:style-name="P5"><text:span text:style-name="T1">Like , if the System is Crushing-it would be Urgent,Unstable-High, Minor mistakes like Spelling- Low.</text:span></text:p>
      <text:p text:style-name="P7"/>
      <text:list xml:id="list37296673" text:continue-numbering="true" text:style-name="WWNum1">
        <text:list-item>
          <text:p text:style-name="P3"><text:span text:style-name="T2"><text:s/>What source do you use to write Test Case?</text:span></text:p>
        </text:list-item>
      </text:list>
      <text:p text:style-name="P8"><text:span text:style-name="T1">Use Cases, FRD(Functional Requirement Document)</text:span></text:p>
      <text:p text:style-name="P6"/>
      <text:list xml:id="list37291986" text:continue-numbering="true" text:style-name="WWNum1">
        <text:list-item>
          <text:p text:style-name="P3"><text:soft-page-break/><text:span text:style-name="T2"><text:s/></text:span></text:p>
        </text:list-item>
        <text:list-item>
          <text:p text:style-name="P3"><text:span text:style-name="T2"><text:s/></text:span></text:p>
        </text:list-item>
        <text:list-item>
          <text:p text:style-name="P2"/>
        </text:list-item>
      </text:list>
      <text:p text:style-name="P5"><text:span text:style-name="T1">.</text:span></text:p>
      <text:p text:style-name="P7"/>
      <text:p text:style-name="P7"/>
      <text:list xml:id="list37281218" text:continue-numbering="true" text:style-name="WWNum1">
        <text:list-item>
          <text:p text:style-name="P3"><text:span text:style-name="T1"><text:s/></text:span></text:p>
        </text:list-item>
        <text:list-item>
          <text:p text:style-name="P4"/>
        </text:list-item>
      </text:list>
      <text:p text:style-name="P7"/>
      <text:p text:style-name="Standard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editing-cycles>2</meta:editing-cycles>
    <meta:creation-date>2017-06-05T03:14:00</meta:creation-date>
    <dc:date>2017-09-18T17:10:09.49</dc:date>
    <meta:editing-duration>PT1M29S</meta:editing-duration>
    <meta:generator>OpenOffice/4.1.3$Win32 OpenOffice.org_project/413m1$Build-9783</meta:generator>
    <meta:document-statistic meta:table-count="0" meta:image-count="0" meta:object-count="0" meta:page-count="4" meta:paragraph-count="49" meta:word-count="341" meta:character-count="20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